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ssignment 02</text:p>
      <text:p text:style-name="Author">Your name</text:p>
      <text:p text:style-name="Date">2025-04-16</text:p>
      <text:p text:style-name="Preformatted_20_Text">
<text:span text:style-name="FunctionTok">library</text:span><text:span text:style-name="NormalTok">(ggplot2)</text:span>
</text:p>
      <text:p text:style-name="Preformatted_20_Text">
<text:span text:style-name="NormalTok">data </text:span><text:span text:style-name="OtherTok">&lt;-</text:span><text:span text:style-name="NormalTok"><text:s text:c="1"/></text:span><text:span text:style-name="FunctionTok">read.csv</text:span><text:span text:style-name="NormalTok">(</text:span><text:span text:style-name="StringTok">"../data/clean_data.csv"</text:span><text:span text:style-name="NormalTok">)</text:span>
</text:p>
      <text:p text:style-name="Preformatted_20_Text">
<text:span text:style-name="NormalTok">mydata </text:span><text:span text:style-name="OtherTok">&lt;-</text:span><text:span text:style-name="NormalTok"><text:s text:c="1"/>data </text:span><text:span text:style-name="SpecialCharTok">|&gt;</text:span><text:span text:style-name="NormalTok"><text:s text:c="1"/></text:span>
</text:p>
      <text:p text:style-name="Preformatted_20_Text">
<text:span text:style-name="NormalTok"><text:s text:c="2"/>dplyr</text:span><text:span text:style-name="SpecialCharTok">::</text:span><text:span text:style-name="FunctionTok">select</text:span><text:span text:style-name="NormalTok">(record_id, redcap_event_name, randomizacao, idade, sexo, etnia, estado_civil,</text:span>
</text:p>
      <text:p text:style-name="Preformatted_20_Text">
<text:span text:style-name="NormalTok"><text:s text:c="4"/>filhos_numero, escolaridade, peso, altura, medicacao_semana, </text:span>
</text:p>
      <text:p text:style-name="Preformatted_20_Text">
<text:span text:style-name="NormalTok"><text:s text:c="4"/>igi_escore, ehad_depressao_escore, ehad_ansiedade_escore) </text:span><text:span text:style-name="SpecialCharTok">|&gt;</text:span><text:span text:style-name="NormalTok"><text:s text:c="1"/></text:span>
</text:p>
      <text:p text:style-name="Preformatted_20_Text">
<text:span text:style-name="NormalTok"><text:s text:c="2"/>dplyr</text:span><text:span text:style-name="SpecialCharTok">::</text:span><text:span text:style-name="FunctionTok">filter</text:span><text:span text:style-name="NormalTok">(redcap_event_name </text:span><text:span text:style-name="SpecialCharTok">%in%</text:span><text:span text:style-name="NormalTok"><text:s text:c="1"/></text:span><text:span text:style-name="FunctionTok">c</text:span><text:span text:style-name="NormalTok">(</text:span><text:span text:style-name="StringTok">"elegibilidade_arm_1"</text:span><text:span text:style-name="NormalTok">,</text:span>
</text:p>
      <text:p text:style-name="Preformatted_20_Text">
<text:span text:style-name="NormalTok"><text:s text:c="41"/></text:span><text:span text:style-name="StringTok">"desfechos_arm_1"</text:span><text:span text:style-name="NormalTok">,</text:span>
</text:p>
      <text:p text:style-name="Preformatted_20_Text">
<text:span text:style-name="NormalTok"><text:s text:c="41"/></text:span><text:span text:style-name="StringTok">"followup_arm_1"</text:span><text:span text:style-name="NormalTok">)) </text:span><text:span text:style-name="SpecialCharTok">|&gt;</text:span><text:span text:style-name="NormalTok"><text:s text:c="1"/></text:span>
</text:p>
      <text:p text:style-name="Preformatted_20_Text">
<text:span text:style-name="NormalTok"><text:s text:c="2"/>dplyr</text:span><text:span text:style-name="SpecialCharTok">::</text:span><text:span text:style-name="FunctionTok">mutate</text:span><text:span text:style-name="NormalTok">(</text:span>
</text:p>
      <text:p text:style-name="Preformatted_20_Text">
<text:span text:style-name="NormalTok"><text:s text:c="4"/></text:span><text:span text:style-name="AttributeTok">redcap_event_name =</text:span><text:span text:style-name="NormalTok"><text:s text:c="1"/></text:span><text:span text:style-name="FunctionTok">factor</text:span><text:span text:style-name="NormalTok">(dplyr</text:span><text:span text:style-name="SpecialCharTok">::</text:span><text:span text:style-name="FunctionTok">case_when</text:span><text:span text:style-name="NormalTok">(</text:span>
</text:p>
      <text:p text:style-name="Preformatted_20_Text">
<text:span text:style-name="NormalTok"><text:s text:c="4"/>redcap_event_name </text:span><text:span text:style-name="SpecialCharTok">==</text:span><text:span text:style-name="NormalTok"><text:s text:c="1"/></text:span><text:span text:style-name="StringTok">"elegibilidade_arm_1"</text:span><text:span text:style-name="NormalTok"><text:s text:c="1"/></text:span><text:span text:style-name="SpecialCharTok">~</text:span><text:span text:style-name="NormalTok"><text:s text:c="1"/></text:span><text:span text:style-name="DecValTok">1</text:span><text:span text:style-name="NormalTok">,</text:span>
</text:p>
      <text:p text:style-name="Preformatted_20_Text">
<text:span text:style-name="NormalTok"><text:s text:c="4"/>redcap_event_name </text:span><text:span text:style-name="SpecialCharTok">==</text:span><text:span text:style-name="NormalTok"><text:s text:c="1"/></text:span><text:span text:style-name="StringTok">"desfechos_arm_1"</text:span><text:span text:style-name="NormalTok"><text:s text:c="1"/></text:span><text:span text:style-name="SpecialCharTok">~</text:span><text:span text:style-name="NormalTok"><text:s text:c="1"/></text:span><text:span text:style-name="DecValTok">2</text:span><text:span text:style-name="NormalTok">,</text:span>
</text:p>
      <text:p text:style-name="Preformatted_20_Text">
<text:span text:style-name="NormalTok"><text:s text:c="4"/>redcap_event_name </text:span><text:span text:style-name="SpecialCharTok">==</text:span><text:span text:style-name="NormalTok"><text:s text:c="1"/></text:span><text:span text:style-name="StringTok">"followup_arm_1"</text:span><text:span text:style-name="NormalTok"><text:s text:c="1"/></text:span><text:span text:style-name="SpecialCharTok">~</text:span><text:span text:style-name="NormalTok"><text:s text:c="1"/></text:span><text:span text:style-name="DecValTok">3</text:span>
</text:p>
      <text:p text:style-name="Preformatted_20_Text">
<text:span text:style-name="NormalTok"><text:s text:c="4"/>))</text:span>
</text:p>
      <text:p text:style-name="Preformatted_20_Text">
<text:span text:style-name="NormalTok"><text:s text:c="4"/>)</text:span>
</text:p>
      <text:p text:style-name="Preformatted_20_Text">
</text:p>
      <text:p text:style-name="Preformatted_20_Text">
<text:span text:style-name="NormalTok">english_names </text:span><text:span text:style-name="OtherTok">&lt;-</text:span><text:span text:style-name="NormalTok"><text:s text:c="1"/></text:span><text:span text:style-name="FunctionTok">c</text:span><text:span text:style-name="NormalTok">(</text:span><text:span text:style-name="StringTok">"record_id"</text:span><text:span text:style-name="NormalTok">, </text:span><text:span text:style-name="StringTok">"redcap_event_name"</text:span><text:span text:style-name="NormalTok">, </text:span><text:span text:style-name="StringTok">"randomization"</text:span><text:span text:style-name="NormalTok">, </text:span><text:span text:style-name="StringTok">"age"</text:span><text:span text:style-name="NormalTok">,</text:span>
</text:p>
      <text:p text:style-name="Preformatted_20_Text">
<text:span text:style-name="NormalTok"><text:s text:c="19"/></text:span><text:span text:style-name="StringTok">"sex"</text:span><text:span text:style-name="NormalTok">, </text:span><text:span text:style-name="StringTok">"ethnicity"</text:span><text:span text:style-name="NormalTok">, </text:span><text:span text:style-name="StringTok">"marital_status"</text:span><text:span text:style-name="NormalTok">, </text:span><text:span text:style-name="StringTok">"child_n"</text:span><text:span text:style-name="NormalTok">, </text:span><text:span text:style-name="StringTok">"education"</text:span><text:span text:style-name="NormalTok">,</text:span>
</text:p>
      <text:p text:style-name="Preformatted_20_Text">
<text:span text:style-name="NormalTok"><text:s text:c="19"/></text:span><text:span text:style-name="StringTok">"weight"</text:span><text:span text:style-name="NormalTok">, </text:span><text:span text:style-name="StringTok">"height"</text:span><text:span text:style-name="NormalTok">, </text:span><text:span text:style-name="StringTok">"medication_weekly"</text:span><text:span text:style-name="NormalTok">, </text:span><text:span text:style-name="StringTok">"insomina_severity"</text:span><text:span text:style-name="NormalTok">,</text:span>
</text:p>
      <text:p text:style-name="Preformatted_20_Text">
<text:span text:style-name="NormalTok"><text:s text:c="19"/></text:span><text:span text:style-name="StringTok">"depression"</text:span><text:span text:style-name="NormalTok">, </text:span><text:span text:style-name="StringTok">"anxiety"</text:span><text:span text:style-name="NormalTok">)</text:span>
</text:p>
      <text:p text:style-name="Preformatted_20_Text">
</text:p>
      <text:p text:style-name="Preformatted_20_Text">
<text:span text:style-name="FunctionTok">colnames</text:span><text:span text:style-name="NormalTok">(mydata) </text:span><text:span text:style-name="OtherTok">&lt;-</text:span><text:span text:style-name="NormalTok"><text:s text:c="1"/>english_names</text:span>
</text:p>
      <text:h text:style-name="Heading_20_1" text:outline-level="1"><text:bookmark-start text:name="question-0"/>Question 0<text:bookmark-end text:name="question-0"/></text:h>
      <text:p text:style-name="Preformatted_20_Text">
<text:span text:style-name="NormalTok">sel_data </text:span><text:span text:style-name="OtherTok">&lt;-</text:span><text:span text:style-name="NormalTok"><text:s text:c="1"/>mydata[, </text:span><text:span text:style-name="FunctionTok">c</text:span><text:span text:style-name="NormalTok">(</text:span><text:span text:style-name="StringTok">"record_id"</text:span><text:span text:style-name="NormalTok">, </text:span><text:span text:style-name="StringTok">"redcap_event_name"</text:span><text:span text:style-name="NormalTok">, </text:span><text:span text:style-name="StringTok">"insomina_severity"</text:span><text:span text:style-name="NormalTok">)]</text:span>
</text:p>
      <text:p text:style-name="Preformatted_20_Text">
<text:span text:style-name="NormalTok">mydata2 </text:span><text:span text:style-name="OtherTok">&lt;-</text:span><text:span text:style-name="NormalTok"><text:s text:c="1"/>sel_data[</text:span><text:span text:style-name="FunctionTok">complete.cases</text:span><text:span text:style-name="NormalTok">(sel_data), ]</text:span>
</text:p>
      <text:h text:style-name="Heading_20_1" text:outline-level="1"><text:bookmark-start text:name="question-1"/>Question 1<text:bookmark-end text:name="question-1"/></text:h>
      <text:h text:style-name="Heading_20_2" text:outline-level="2"><text:bookmark-start text:name="a"/>A<text:bookmark-end text:name="a"/></text:h>
      <text:p text:style-name="First_20_paragraph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>Assignment 02</dc:title>
    <dc:description/>
    <dc:subject/>
    <meta:keyword/>
    <meta:initial-creator>Your name</meta:initial-creator>
    <dc:creator>Your name</dc:creator>
    <meta:creation-date>2025-04-16T03:50:16Z</meta:creation-date>
    <dc:date>2025-04-16T03:50:16Z</dc:date>
    <meta:user-defined meta:name="date" meta:value-type="string">2025-04-16</meta:user-defined>
    <meta:user-defined meta:name="output" meta:value-type="string">odt_document</meta:user-defined>
  </office:meta>
</office:document-meta>
</file>